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2.036cm" fo:min-width="3.564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782cm" fo:min-width="4.199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1.782cm" fo:min-width="3.437cm"/>
    </style:style>
    <style:style style:name="gr4" style:family="graphic" style:parent-style-name="objectwithoutfill">
      <style:graphic-properties svg:stroke-width="0.071cm" draw:marker-start-width="0.306cm" draw:marker-end-width="0.306cm" draw:fill="none" draw:textarea-vertical-align="middle" fo:padding-top="0.16cm" fo:padding-bottom="0.16cm" fo:padding-left="0.285cm" fo:padding-right="0.285cm"/>
    </style:style>
    <style:style style:name="gr5" style:family="graphic" style:parent-style-name="standard">
      <style:graphic-properties draw:fill-color="#ff6600" draw:textarea-horizontal-align="justify" draw:textarea-vertical-align="middle" draw:auto-grow-height="false" fo:min-height="2.163cm" fo:min-width="4.072cm"/>
    </style:style>
    <style:style style:name="gr6" style:family="graphic" style:parent-style-name="objectwithoutfill">
      <style:graphic-properties svg:stroke-width="0.071cm" draw:marker-start-width="0.306cm" draw:marker-end-width="0.306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1.655cm" fo:min-width="3.056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 fo:min-height="1.528cm" fo:min-width="3.9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2.286cm" svg:x="5.334cm" svg:y="5.715cm">
          <text:p text:style-name="P1">Mainboard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699cm" svg:height="2.032cm" svg:x="13.335cm" svg:y="7.874cm">
          <text:p text:style-name="P1">Powerboard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937cm" svg:height="2.032cm" svg:x="20.447cm" svg:y="7.874cm">
          <text:p text:style-name="P1">Battery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7.366cm" svg:y1="8.001cm" svg:x2="13.335cm" svg:y2="8.89cm" draw:start-shape="id1" draw:start-glue-point="2" draw:end-shape="id2" draw:end-glue-point="3" svg:d="M7366 8001c0 593 1989 889 5969 889" svg:viewBox="0 0 5970 890">
          <text:p text:style-name="P1"/>
          <text:p text:style-name="P1"/>
          <text:p text:style-name="P1"/>
          <text:p text:style-name="P1"/>
          <text:p text:style-name="P1">Control &amp;</text:p>
          <text:p text:style-name="P1">current sense</text:p>
        </draw:connector>
        <draw:connector draw:style-name="gr4" draw:text-style-name="P4" draw:layer="layout" draw:type="curve" svg:x1="9.398cm" svg:y1="6.858cm" svg:x2="15.684cm" svg:y2="7.874cm" draw:start-shape="id1" draw:start-glue-point="1" draw:end-shape="id2" draw:end-glue-point="0" svg:d="M9398 6858c4191 0 6286 338 6286 1016" svg:viewBox="0 0 6287 1017">
          <text:p text:style-name="P1">Power &amp; Ground</text:p>
          <text:p text:style-name="P1"/>
          <text:p text:style-name="P1"/>
          <text:p text:style-name="P1"/>
        </draw:connector>
        <draw:custom-shape draw:style-name="gr5" draw:text-style-name="P3" xml:id="id3" draw:id="id3" draw:layer="layout" svg:width="4.572cm" svg:height="2.413cm" svg:x="3.81cm" svg:y="13.081cm">
          <text:p text:style-name="P1">Sensors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6.096cm" svg:y1="13.081cm" svg:x2="7.366cm" svg:y2="8.001cm" draw:start-shape="id3" draw:start-glue-point="0" draw:end-shape="id1" svg:d="M6096 13081c0-3810 1270-1270 1270-5080" svg:viewBox="0 0 1271 5081">
          <text:p text:style-name="P1">Power and <text:s text:c="18"/></text:p>
          <text:p text:style-name="P1">data <text:s text:c="18"/></text:p>
        </draw:connector>
        <draw:connector draw:style-name="gr6" draw:text-style-name="P4" draw:layer="layout" draw:type="curve" svg:x1="18.034cm" svg:y1="8.89cm" svg:x2="20.447cm" svg:y2="8.89cm" draw:start-shape="id2" draw:start-glue-point="1" draw:end-shape="id4" draw:end-glue-point="3" svg:d="M18034 8890h2413" svg:viewBox="0 0 2414 1">
          <text:p/>
        </draw:connector>
        <draw:custom-shape draw:style-name="gr7" draw:text-style-name="P3" xml:id="id5" draw:id="id5" draw:layer="layout" svg:width="3.556cm" svg:height="1.905cm" svg:x="11.303cm" svg:y="12.827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8" draw:text-style-name="P3" xml:id="id6" draw:id="id6" draw:layer="layout" svg:width="4.445cm" svg:height="1.778cm" svg:x="16.764cm" svg:y="12.573cm">
          <text:p text:style-name="P1">Heat probes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5.684cm" svg:y1="9.906cm" svg:x2="13.081cm" svg:y2="12.827cm" draw:start-shape="id2" draw:start-glue-point="2" draw:end-shape="id5" draw:end-glue-point="0" svg:d="M15684 9906c0 2190-2603 730-2603 2921" svg:viewBox="0 0 2604 2922">
          <text:p/>
        </draw:connector>
        <draw:connector draw:style-name="gr6" draw:text-style-name="P4" draw:layer="layout" draw:type="curve" svg:x1="15.684cm" svg:y1="9.906cm" svg:x2="18.986cm" svg:y2="12.573cm" draw:start-shape="id2" draw:start-glue-point="2" draw:end-shape="id6" svg:d="M15684 9906c0 2001 3302 668 3302 2667" svg:viewBox="0 0 3303 2668">
          <text:p/>
        </draw:connector>
        <draw:connector draw:style-name="gr6" draw:text-style-name="P4" draw:layer="layout" draw:type="curve" svg:x1="15.684cm" svg:y1="7.874cm" svg:x2="15.235cm" svg:y2="3.324cm" draw:start-shape="id2" draw:start-glue-point="0" draw:end-shape="id7" draw:end-glue-point="2" svg:d="M15684 7874c0-3412-449-1138-449-4550" svg:viewBox="0 0 450 4551">
          <text:p/>
        </draw:connector>
        <draw:frame draw:style-name="gr9" draw:text-style-name="P5" xml:id="id7" draw:id="id7" draw:layer="layout" svg:width="4.308cm" svg:height="1.673cm" svg:x="13.081cm" svg:y="1.651cm">
          <draw:text-box>
            <text:p text:style-name="P1">RXSM Power</text:p>
            <text:p text:style-name="P1">&amp; Ground</text:p>
          </draw:text-box>
        </draw:frame>
        <draw:frame draw:style-name="gr9" draw:text-style-name="P5" xml:id="id8" draw:id="id8" draw:layer="layout" svg:width="4.761cm" svg:height="1.673cm" svg:x="4.953cm" svg:y="1.651cm">
          <draw:text-box>
            <text:p text:style-name="P1">RXSM</text:p>
            <text:p text:style-name="P1">communication</text:p>
          </draw:text-box>
        </draw:frame>
        <draw:connector draw:style-name="gr6" draw:text-style-name="P4" draw:layer="layout" draw:type="curve" svg:x1="7.366cm" svg:y1="5.715cm" svg:x2="7.333cm" svg:y2="3.324cm" draw:start-shape="id1" draw:start-glue-point="0" draw:end-shape="id8" svg:d="M7366 5715c0-1794-33-599-33-2391" svg:viewBox="0 0 34 23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20:47:21.244347897</meta:creation-date>
    <dc:date>2017-02-12T20:56:39.227378687</dc:date>
    <meta:editing-duration>PT9M18S</meta:editing-duration>
    <meta:editing-cycles>1</meta:editing-cycles>
    <meta:document-statistic meta:object-count="16"/>
    <meta:generator>LibreOffice/5.2.5.1$Linux_X86_64 LibreOffice_project/20$Build-1</meta:generator>
  </office:meta>
</office:document-meta>
</file>